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fo:font-size="12pt" style:font-size-asian="12pt" style:font-size-complex="12pt"/>
    </style:style>
    <style:style style:name="P2" style:parent-style-name="Normal" style:family="paragraph">
      <style:paragraph-properties fo:text-align="center"/>
      <style:text-properties style:font-name="Times New Roman" fo:font-size="12pt" style:font-size-asian="12pt" style:font-size-complex="12pt"/>
    </style:style>
    <style:style style:name="P3" style:parent-style-name="Normal" style:family="paragraph">
      <style:text-properties style:font-name="Times New Roman" fo:font-size="12pt" style:font-size-asian="12pt" style:font-size-complex="12pt"/>
    </style:style>
    <style:style style:name="P4" style:parent-style-name="Normal" style:family="paragraph">
      <style:text-properties style:font-name="Times New Roman" fo:font-size="12pt" style:font-size-asian="12pt" style:font-size-complex="12pt"/>
    </style:style>
    <style:style style:name="P5" style:parent-style-name="Normal" style:family="paragraph">
      <style:text-properties style:font-name="Times New Roman" fo:font-size="12pt" style:font-size-asian="12pt" style:font-size-complex="12pt"/>
    </style:style>
    <style:style style:name="T6" style:parent-style-name="DefaultParagraphFont" style:family="text">
      <style:text-properties style:font-name="Times New Roman" fo:font-size="12pt" style:font-size-asian="12pt" style:font-size-complex="12pt"/>
    </style:style>
  </office:automatic-styles>
  <office:body>
    <office:text text:use-soft-page-breaks="true">
      <text:p text:style-name="P1">Kiril Gevezov</text:p>
      <text:p text:style-name="P2">Student Management System</text:p>
      <text:p text:style-name="P3">So, the idea is that we have a school with a bunch of students and courses (with professors assigned to them) in it. We can add students and courses, and after which we can check for students with a grade above some amount in whichever course we pick. That is pretty much all we can do.<text:s/></text:p>
      <text:p text:style-name="P4">For the class structure (student.py), there are 4 classes: Person, Student, Courses, School. Student inherits the Person class which has some basic traits every person does (name). In the Student class we also add extra an ID number, course the student is taking, and grade in the given course. Then we have the Course class which has a name, course code, and the name of the teacher who teaches it. Then finally, the class which has some functionality is School. School includes two variables which need to be set for it, and those are student_file and courses_file which would be the .csv files in which we are going to contain all the information about students and courses. Further the school class has methods add_student, add_course which can be used to append students and courses to a list which is inside the school class. Further, there is the read_students/courses and write_students/courses used to work with the files in which we’ve stored the data. And lastly, we have select_students which allows us to select a course and see all students in it which a grade above 90. That is all for this part.<text:s/></text:p>
      <text:p text:style-name="P5">In the main file (StudentManagement.py) we have one method called start in which we initialize objects of all the classes and then add them to the school and create the two files with their information. After which we used the select_students function to view students with a grade above 90 in a certain class. At the end we simply run this method in main() where we give it two names of csv files as parameters, one for student_file and one for courses_file. And then we see in the console displayed the students with the above 90 grade in the class we picked. And that is about it.<text:s/></text:p>
      <text:p text:style-name="Normal"><text:span text:style-name="T6">To start the program, one must initialize some student and course objects. Then one school object. After which we add the student and course objects to the school by using the add_student and add_course methods respectively. After which we use the select_students method and pick out the best graders from whichever class we want, and last but not least make sure to run the method in main() and give it the names of two csv files and that’s tha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ril Gevezov</meta:initial-creator>
    <dc:creator>Kiril Gevezov</dc:creator>
    <meta:creation-date>2023-05-02T14:08:00Z</meta:creation-date>
    <dc:date>2023-06-18T14:00:00Z</dc:date>
    <meta:template xlink:href="Normal" xlink:type="simple"/>
    <meta:editing-cycles>2</meta:editing-cycles>
    <meta:editing-duration>PT900S</meta:editing-duration>
    <meta:document-statistic meta:page-count="1" meta:paragraph-count="4" meta:word-count="369" meta:character-count="2471" meta:row-count="17" meta:non-whitespace-character-count="2106"/>
  </office:meta>
</office:document-meta>
</file>